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3, 2021 (12:44: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text:a xlink:type="simple" xlink:href="https://packages.debian.org/sid/fonts-symbola" office:name=""><text:span text:style-name="Definition">symbola font</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6:44:32Z</meta:creation-date>
    <dc:date>2021-06-03T16:44:32Z</dc:date>
    <meta:user-defined meta:name="date" meta:value-type="string">June   3, 2021 (12:44: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